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fo:language="en" fo:country="US" officeooo:rsid="004f1aae" officeooo:paragraph-rsid="004f1aae"/>
    </style:style>
    <style:style style:name="P16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7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5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1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2" style:family="paragraph" style:parent-style-name="Standard" style:list-style-name="L7">
      <style:text-properties style:text-line-through-style="solid" style:text-line-through-type="single" fo:language="en" fo:country="US" officeooo:rsid="001ccaad" officeooo:paragraph-rsid="001ccaad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6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2781ad" officeooo:paragraph-rsid="002781ad"/>
    </style:style>
    <style:style style:name="P38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9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40" style:family="paragraph" style:parent-style-name="Standard" style:list-style-name="L6">
      <style:text-properties style:text-line-through-style="solid" style:text-line-through-type="single" fo:language="en" fo:country="US" officeooo:rsid="004fd3dd" officeooo:paragraph-rsid="004fd3dd"/>
    </style:style>
    <style:style style:name="P41" style:family="paragraph" style:parent-style-name="Standard" style:list-style-name="L6">
      <style:text-properties style:text-line-through-style="solid" style:text-line-through-type="single" fo:language="en" fo:country="US" officeooo:rsid="00502021" officeooo:paragraph-rsid="00502021"/>
    </style:style>
    <style:style style:name="P42" style:family="paragraph" style:parent-style-name="Standard" style:list-style-name="L8">
      <style:text-properties style:text-line-through-style="solid" style:text-line-through-type="single" fo:language="en" fo:country="US" officeooo:rsid="00497ad5" officeooo:paragraph-rsid="00497ad5"/>
    </style:style>
    <style:style style:name="P43" style:family="paragraph" style:parent-style-name="Standard" style:list-style-name="L11">
      <style:text-properties style:text-line-through-style="solid" style:text-line-through-type="single" fo:language="en" fo:country="US" officeooo:rsid="004f1aae" officeooo:paragraph-rsid="004f1aae"/>
    </style:style>
    <style:style style:name="P44" style:family="paragraph" style:parent-style-name="Standard" style:list-style-name="L9">
      <style:text-properties style:text-line-through-style="solid" style:text-line-through-type="single" fo:language="en" fo:country="US" officeooo:rsid="00472491" officeooo:paragraph-rsid="00472491"/>
    </style:style>
    <style:style style:name="P45" style:family="paragraph" style:parent-style-name="Standard" style:list-style-name="L6">
      <style:text-properties style:text-line-through-style="solid" style:text-line-through-type="single" fo:language="en" fo:country="US" officeooo:rsid="004d9fff" officeooo:paragraph-rsid="004d9fff"/>
    </style:style>
    <style:style style:name="P46" style:family="paragraph" style:parent-style-name="Standard" style:list-style-name="L2">
      <style:text-properties fo:language="en" fo:country="US" officeooo:rsid="001944a8" officeooo:paragraph-rsid="001944a8"/>
    </style:style>
    <style:style style:name="P47" style:family="paragraph" style:parent-style-name="Standard" style:list-style-name="L3">
      <style:text-properties fo:language="en" fo:country="US" officeooo:rsid="001b42da" officeooo:paragraph-rsid="001b42da"/>
    </style:style>
    <style:style style:name="P48" style:family="paragraph" style:parent-style-name="Standard" style:list-style-name="L5">
      <style:text-properties fo:language="en" fo:country="US" officeooo:rsid="00442113" officeooo:paragraph-rsid="00442113"/>
    </style:style>
    <style:style style:name="P49" style:family="paragraph" style:parent-style-name="Standard" style:list-style-name="L6">
      <style:text-properties fo:language="en" fo:country="US" officeooo:rsid="004b440d" officeooo:paragraph-rsid="004b440d"/>
    </style:style>
    <style:style style:name="P50" style:family="paragraph" style:parent-style-name="Standard" style:list-style-name="L6">
      <style:text-properties fo:language="en" fo:country="US" officeooo:rsid="001ccaad" officeooo:paragraph-rsid="004d9fff"/>
    </style:style>
    <style:style style:name="P51" style:family="paragraph" style:parent-style-name="Standard" style:list-style-name="L7">
      <style:text-properties fo:language="en" fo:country="US" officeooo:rsid="001ccaad" officeooo:paragraph-rsid="001ccaad"/>
    </style:style>
    <style:style style:name="P52" style:family="paragraph" style:parent-style-name="Standard" style:list-style-name="L9">
      <style:text-properties fo:language="en" fo:country="US" officeooo:rsid="001ccaad" officeooo:paragraph-rsid="001ccaad"/>
    </style:style>
    <style:style style:name="P53" style:family="paragraph" style:parent-style-name="Standard" style:list-style-name="L6">
      <style:text-properties fo:language="en" fo:country="US" officeooo:rsid="0051b639" officeooo:paragraph-rsid="0051b639"/>
    </style:style>
    <style:style style:name="P54" style:family="paragraph" style:parent-style-name="Standard" style:list-style-name="L9">
      <style:text-properties fo:language="en" fo:country="US" officeooo:rsid="0051b639" officeooo:paragraph-rsid="0051b639"/>
    </style:style>
    <style:style style:name="P55" style:family="paragraph" style:parent-style-name="Standard" style:list-style-name="L10">
      <style:text-properties fo:language="en" fo:country="US" officeooo:rsid="0051b639" officeooo:paragraph-rsid="0051b639"/>
    </style:style>
    <style:style style:name="P56" style:family="paragraph" style:parent-style-name="Standard" style:list-style-name="L6">
      <style:text-properties fo:language="en" fo:country="US" officeooo:rsid="001bb2e9" officeooo:paragraph-rsid="001bb2e9"/>
    </style:style>
    <style:style style:name="P57" style:family="paragraph" style:parent-style-name="Standard" style:list-style-name="L8">
      <style:text-properties fo:language="en" fo:country="US" officeooo:rsid="00497ad5" officeooo:paragraph-rsid="00497ad5"/>
    </style:style>
    <style:style style:name="P58" style:family="paragraph" style:parent-style-name="Standard" style:list-style-name="L9">
      <style:text-properties fo:language="en" fo:country="US" officeooo:rsid="00472491" officeooo:paragraph-rsid="00472491"/>
    </style:style>
    <style:style style:name="P59" style:family="paragraph" style:parent-style-name="Standard" style:list-style-name="L10">
      <style:text-properties fo:language="en" fo:country="US" officeooo:rsid="00443868" officeooo:paragraph-rsid="00443868"/>
    </style:style>
    <style:style style:name="P60" style:family="paragraph" style:parent-style-name="Standard" style:list-style-name="L12">
      <style:text-properties fo:language="en" fo:country="US" fo:font-weight="normal" officeooo:rsid="004ff353" officeooo:paragraph-rsid="004ff353" style:font-weight-asian="normal" style:font-weight-complex="normal"/>
    </style:style>
    <style:style style:name="P61" style:family="paragraph" style:parent-style-name="Standard" style:list-style-name="L12">
      <style:text-properties fo:language="en" fo:country="US" fo:font-weight="normal" officeooo:rsid="0044fbb0" officeooo:paragraph-rsid="004ff353" style:font-weight-asian="normal" style:font-weight-complex="normal"/>
    </style:style>
    <style:style style:name="P62" style:family="paragraph" style:parent-style-name="Standard" style:list-style-name="L12">
      <style:text-properties fo:language="en" fo:country="US" fo:font-weight="normal" officeooo:rsid="002bbb5a" officeooo:paragraph-rsid="004ff353" style:font-weight-asian="normal" style:font-weight-complex="normal"/>
    </style:style>
    <style:style style:name="P63" style:family="paragraph" style:parent-style-name="Standard" style:list-style-name="L13">
      <style:text-properties fo:language="en" fo:country="US" fo:font-weight="normal" officeooo:rsid="002bbb5a" officeooo:paragraph-rsid="002bbb5a" style:font-weight-asian="normal" style:font-weight-complex="normal"/>
    </style:style>
    <style:style style:name="P64" style:family="paragraph" style:parent-style-name="Standard" style:list-style-name="L13">
      <style:text-properties fo:language="en" fo:country="US" fo:font-weight="normal" officeooo:rsid="002bbb5a" officeooo:paragraph-rsid="004ff353" style:font-weight-asian="normal" style:font-weight-complex="normal"/>
    </style:style>
    <style:style style:name="P65" style:family="paragraph" style:parent-style-name="Standard" style:list-style-name="L13">
      <style:text-properties fo:language="en" fo:country="US" fo:font-weight="normal" officeooo:rsid="004a785f" officeooo:paragraph-rsid="002bbb5a" style:font-weight-asian="normal" style:font-weight-complex="normal"/>
    </style:style>
    <style:style style:name="P66" style:family="paragraph" style:parent-style-name="Standard" style:list-style-name="L14">
      <style:text-properties fo:language="en" fo:country="US" fo:font-weight="normal" officeooo:rsid="003c1630" officeooo:paragraph-rsid="003c1630" style:font-weight-asian="normal" style:font-weight-complex="normal"/>
    </style:style>
    <style:style style:name="P67" style:family="paragraph" style:parent-style-name="Standard" style:list-style-name="L10">
      <style:text-properties fo:language="en" fo:country="US" officeooo:rsid="0052e9fb" officeooo:paragraph-rsid="0052e9fb"/>
    </style:style>
    <style:style style:name="P68" style:family="paragraph" style:parent-style-name="Standard" style:list-style-name="L7">
      <style:text-properties fo:language="en" fo:country="US" officeooo:rsid="0053ad4b" officeooo:paragraph-rsid="0053ad4b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style:text-line-through-style="none" style:text-line-through-type="none" officeooo:rsid="004d9fff"/>
    </style:style>
    <style:style style:name="T14" style:family="text">
      <style:text-properties officeooo:rsid="003c1630"/>
    </style:style>
    <style:style style:name="T15" style:family="text">
      <style:text-properties officeooo:rsid="003ca4b5"/>
    </style:style>
    <style:style style:name="T16" style:family="text">
      <style:text-properties officeooo:rsid="0044fbb0"/>
    </style:style>
    <style:style style:name="T17" style:family="text">
      <style:text-properties officeooo:rsid="00491a26"/>
    </style:style>
    <style:style style:name="T18" style:family="text">
      <style:text-properties officeooo:rsid="004b440d"/>
    </style:style>
    <style:style style:name="T19" style:family="text">
      <style:text-properties officeooo:rsid="004d9fff"/>
    </style:style>
    <style:style style:name="T20" style:family="text">
      <style:text-properties officeooo:rsid="00502021"/>
    </style:style>
    <style:style style:name="T21" style:family="text">
      <style:text-properties officeooo:rsid="0051b639"/>
    </style:style>
    <style:style style:name="T22" style:family="text">
      <style:text-properties officeooo:rsid="005291a2"/>
    </style:style>
    <style:style style:name="T23" style:family="text">
      <style:text-properties officeooo:rsid="00531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6043701591689956436" text:style-name="L1">
        <text:list-item>
          <text:p text:style-name="P18">Only when user has administration rights</text:p>
        </text:list-item>
        <text:list-item>
          <text:p text:style-name="P18">Add user</text:p>
        </text:list-item>
        <text:list-item>
          <text:p text:style-name="P18">Add rights</text:p>
        </text:list-item>
        <text:list-item>
          <text:p text:style-name="P18">Edit user</text:p>
        </text:list-item>
        <text:list-item>
          <text:p text:style-name="P18">Delete user</text:p>
        </text:list-item>
        <text:list-item>
          <text:p text:style-name="P18">Delete <text:span text:style-name="T6">user </text:span>only when no route posted</text:p>
        </text:list-item>
        <text:list-item>
          <text:p text:style-name="P18">Log in</text:p>
        </text:list-item>
        <text:list-item>
          <text:p text:style-name="P18">Log out</text:p>
        </text:list-item>
        <text:list-item>
          <text:p text:style-name="P19">Validate form and display error message</text:p>
        </text:list-item>
      </text:list>
      <text:p text:style-name="P5"/>
      <text:p text:style-name="P5">Posting routes</text:p>
      <text:list xml:id="list9185099331178566276" text:style-name="L2">
        <text:list-item>
          <text:p text:style-name="P22"><text:span text:style-name="T3">Only w</text:span>hen has posting rights</text:p>
        </text:list-item>
        <text:list-item>
          <text:p text:style-name="P22">Add route</text:p>
        </text:list-item>
        <text:list-item>
          <text:p text:style-name="P22">Edit route</text:p>
        </text:list-item>
        <text:list-item>
          <text:p text:style-name="P22">upload new gpx file</text:p>
        </text:list-item>
        <text:list-item>
          <text:p text:style-name="P22">delete route</text:p>
        </text:list-item>
        <text:list-item>
          <text:p text:style-name="P22">display list of uploaded hiking routes</text:p>
        </text:list-item>
        <text:list-item>
          <text:p text:style-name="P20">Validate form and display error message</text:p>
        </text:list-item>
        <text:list-item>
          <text:p text:style-name="P21"><text:span text:style-name="T10">Get n</text:span>ame of start location by nomatim service from osm</text:p>
        </text:list-item>
      </text:list>
      <text:p text:style-name="P16"/>
      <text:list xml:id="list152110959464125" text:continue-numbering="true" text:style-name="L2">
        <text:list-header>
          <text:p text:style-name="P46"/>
        </text:list-header>
      </text:list>
      <text:p text:style-name="P5">Display route</text:p>
      <text:list xml:id="list1766105046062711690" text:style-name="L3">
        <text:list-item>
          <text:p text:style-name="P23">Display list of all uploaded routes </text:p>
        </text:list-item>
        <text:list-item>
          <text:p text:style-name="P24">Display route</text:p>
          <text:list>
            <text:list-item>
              <text:p text:style-name="P24">Edit controls when allowed to edit (owner of administrator)</text:p>
            </text:list-item>
            <text:list-item>
              <text:p text:style-name="P24">Title</text:p>
            </text:list-item>
            <text:list-item>
              <text:p text:style-name="P47"><text:span text:style-name="T4">Map</text:span> </text:p>
            </text:list-item>
            <text:list-item>
              <text:p text:style-name="P25">User <text:span text:style-name="T6">name </text:span></text:p>
            </text:list-item>
            <text:list-item>
              <text:p text:style-name="P25">upload date</text:p>
            </text:list-item>
          </text:list>
        </text:list-item>
      </text:list>
      <text:p text:style-name="P5"/>
      <text:p text:style-name="P6">Cleanup:</text:p>
      <text:list xml:id="list7735406350845903080" text:style-name="L4">
        <text:list-item>
          <text:p text:style-name="P26">Cleaning default generated Laveral code</text:p>
          <text:list>
            <text:list-item>
              <text:p text:style-name="P26">Register page</text:p>
            </text:list-item>
            <text:list-item>
              <text:p text:style-name="P26">Password <text:span text:style-name="T11">reset</text:span></text:p>
            </text:list-item>
          </text:list>
        </text:list-item>
        <text:list-item>
          <text:p text:style-name="P29">Improve layout</text:p>
        </text:list-item>
      </text:list>
      <text:p text:style-name="P5"/>
      <text:p text:style-name="P17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</text:span><text:span text:style-name="T13">1</text:span><text:span text:style-name="T12">-0</text:span><text:span text:style-name="T13">5</text:span><text:span text:style-name="T12">-2017</text:span></text:p>
      <text:p text:style-name="P6"/>
      <text:p text:style-name="P6">User administration</text:p>
      <text:list xml:id="list574659905087376895" text:style-name="L5">
        <text:list-item>
          <text:p text:style-name="P33">Split name into firstname and lastname</text:p>
        </text:list-item>
        <text:list-item>
          <text:p text:style-name="P27">Nick name</text:p>
        </text:list-item>
        <text:list-item>
          <text:p text:style-name="P27">Edit profile</text:p>
        </text:list-item>
        <text:list-item>
          <text:p text:style-name="P27">Disable user (only administrator)</text:p>
        </text:list-item>
        <text:list-item>
          <text:p text:style-name="P34">Change password <text:span text:style-name="T17">(by user)</text:span></text:p>
        </text:list-item>
        <text:list-item>
          <text:p text:style-name="P48">Display user rights <text:span text:style-name="T23">in profile</text:span></text:p>
        </text:list-item>
        <text:list-item>
          <text:p text:style-name="P35">Create admin user with artisan</text:p>
        </text:list-item>
        <text:list-item>
          <text:p text:style-name="P36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6946019864487991156" text:style-name="L6">
        <text:list-item>
          <text:p text:style-name="P28">Publish flag</text:p>
        </text:list-item>
        <text:list-item>
          <text:p text:style-name="P28">Uploading: First upload gpx and the edit details</text:p>
        </text:list-item>
        <text:list-item>
          <text:p text:style-name="P30">Calculate distance</text:p>
        </text:list-item>
        <text:list-item>
          <text:p text:style-name="P30">Store route details in table</text:p>
        </text:list-item>
        <text:list-item>
          <text:p text:style-name="P31">Getting route recording time</text:p>
        </text:list-item>
        <text:list-item>
          <text:p text:style-name="P31"><text:span text:style-name="T9">s</text:span>tor<text:span text:style-name="T9">ing</text:span> route recording time</text:p>
        </text:list-item>
        <text:list-item>
          <text:p text:style-name="P37">Paging of routes</text:p>
        </text:list-item>
        <text:list-item>
          <text:p text:style-name="P38">When uploading new route:Check if uploaded GFX belongs to the current user</text:p>
        </text:list-item>
        <text:list-item>
          <text:p text:style-name="P38"><text:span text:style-name="T15">C</text:span>onfirmation to delete a route</text:p>
        </text:list-item>
        <text:list-item>
          <text:p text:style-name="P39">Bigger size route</text:p>
        </text:list-item>
        <text:list-item>
          <text:p text:style-name="P39">Enlarge route</text:p>
        </text:list-item>
        <text:list-item>
          <text:p text:style-name="P49">Publish route menu item in “display route” page.</text:p>
        </text:list-item>
        <text:list-item>
          <text:p text:style-name="P45">Seperate route traces (gpx) and routes</text:p>
          <text:list>
            <text:list-item>
              <text:p text:style-name="P40">Route trace list</text:p>
            </text:list-item>
            <text:list-item>
              <text:p text:style-name="P40">Display route trace information</text:p>
            </text:list-item>
            <text:list-item>
              <text:p text:style-name="P40">Add/Delete route trace</text:p>
            </text:list-item>
            <text:list-item>
              <text:p text:style-name="P40">Select route trace in edit/add route form <text:span text:style-name="T21">and <text:s/>remove old upload functionality</text:span></text:p>
            </text:list-item>
            <text:list-item>
              <text:p text:style-name="P41">Add indicator if trace has a route</text:p>
            </text:list-item>
            <text:list-item>
              <text:p text:style-name="P41">Add route from trace</text:p>
            </text:list-item>
          </text:list>
        </text:list-item>
        <text:list-item>
          <text:p text:style-name="P50">Detailed route description</text:p>
        </text:list-item>
        <text:list-item>
          <text:p text:style-name="P50">upload photo’s</text:p>
        </text:list-item>
        <text:list-item>
          <text:p text:style-name="P53">Tile server</text:p>
          <text:list>
            <text:list-item>
              <text:p text:style-name="P53">Create tile server</text:p>
            </text:list-item>
            <text:list-item>
              <text:p text:style-name="P53">Make tile server </text:p>
            </text:list-item>
          </text:list>
          <text:p text:style-name="P56"/>
        </text:list-item>
      </text:list>
      <text:p text:style-name="P8">Display routes</text:p>
      <text:p text:style-name="P8"/>
      <text:list xml:id="list5142366579549746582" text:style-name="L7">
        <text:list-item>
          <text:p text:style-name="P32">Search route<text:span text:style-name="T8">s</text:span></text:p>
        </text:list-item>
        <text:list-item>
          <text:p text:style-name="P51">Near <text:s/>route<text:span text:style-name="T8">s</text:span></text:p>
        </text:list-item>
        <text:list-item>
          <text:p text:style-name="P68">Display route details when selecting a new route trace</text:p>
        </text:list-item>
      </text:list>
      <text:p text:style-name="P8"/>
      <text:p text:style-name="P14">Routing</text:p>
      <text:p text:style-name="P14"/>
      <text:list xml:id="list7542007156210628107" text:style-name="L8">
        <text:list-item>
          <text:p text:style-name="P42"><text:soft-page-break/>Move authentication check to routing</text:p>
        </text:list-item>
        <text:list-item>
          <text:p text:style-name="P57">Move parameter check to routing</text:p>
        </text:list-item>
      </text:list>
      <text:p text:style-name="P8"/>
      <text:p text:style-name="P8">Others:</text:p>
      <text:list xml:id="list4668139587742080179" text:style-name="L9">
        <text:list-item>
          <text:p text:style-name="P54">Descriptiont how to work</text:p>
        </text:list-item>
        <text:list-item>
          <text:p text:style-name="P52">Unit /auto testing</text:p>
        </text:list-item>
        <text:list-item>
          <text:p text:style-name="P44">Seperate <text:span text:style-name="T20">menu in sections: profile,admin and routes</text:span></text:p>
        </text:list-item>
        <text:list-item>
          <text:p text:style-name="P58">Add icons, where usefull</text:p>
        </text:list-item>
      </text:list>
      <text:p text:style-name="P8"/>
      <text:p text:style-name="P13">Layout</text:p>
      <text:list xml:id="list8836522819711236764" text:style-name="L10">
        <text:list-item>
          <text:p text:style-name="P59">Improve layout</text:p>
        </text:list-item>
        <text:list-item>
          <text:p text:style-name="P55">Make <text:span text:style-name="T22">title</text:span> bigger</text:p>
        </text:list-item>
        <text:list-item>
          <text:p text:style-name="P67">Move layout to VC</text:p>
          <text:p text:style-name="P55"/>
        </text:list-item>
      </text:list>
      <text:p text:style-name="P15">Location Service</text:p>
      <text:list xml:id="list4599663948537990459" text:style-name="L11">
        <text:list-item>
          <text:p text:style-name="P43">Make servicer more flexible</text:p>
        </text:list-item>
        <text:list-item>
          <text:p text:style-name="P43">Directly query location DB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9">6</text:span>-2017</text:p>
      <text:p text:style-name="P11"/>
      <text:list xml:id="list1314346438686945073" text:style-name="L12">
        <text:list-item>
          <text:p text:style-name="P60">App configuration</text:p>
          <text:list>
            <text:list-item>
              <text:p text:style-name="P61">Set application title/<text:span text:style-name="T18">header image<text:tab/></text:span></text:p>
            </text:list-item>
            <text:list-item>
              <text:p text:style-name="P60">Set user default rights</text:p>
            </text:list-item>
            <text:list-item>
              <text:p text:style-name="P62">Optional disable registration</text:p>
            </text:list-item>
            <text:list-item>
              <text:p text:style-name="P62">Optional hide login <text:span text:style-name="T16">as frontpage</text:span></text:p>
            </text:list-item>
          </text:list>
        </text:list-item>
        <text:list-item>
          <text:p text:style-name="P60">Users</text:p>
          <text:list>
            <text:list-item>
              <text:p text:style-name="P60">Rights:</text:p>
              <text:list>
                <text:list-item>
                  <text:p text:style-name="P60">Edit user</text:p>
                </text:list-item>
                <text:list-item>
                  <text:p text:style-name="P60">View other routes</text:p>
                </text:list-item>
              </text:list>
            </text:list-item>
            <text:list-item>
              <text:p text:style-name="P62">Email confirmation on registration.</text:p>
            </text:list-item>
            <text:list-item>
              <text:p text:style-name="P62">Email confirmation on registration.</text:p>
              <text:p text:style-name="P62"/>
            </text:list-item>
          </text:list>
        </text:list-item>
        <text:list-item>
          <text:p text:style-name="P60">Routes/traces</text:p>
        </text:list-item>
      </text:list>
      <text:list xml:id="list775905698797172516" text:style-name="L13">
        <text:list-item>
          <text:list>
            <text:list-item>
              <text:p text:style-name="P63">kml files</text:p>
            </text:list-item>
            <text:list-item>
              <text:p text:style-name="P64">Mass upload gpx<text:tab/></text:p>
            </text:list-item>
            <text:list-item>
              <text:p text:style-name="P64">Seperate tile server<text:tab/></text:p>
            </text:list-item>
            <text:list-item>
              <text:p text:style-name="P64">Download gpx</text:p>
            </text:list-item>
          </text:list>
          <text:p text:style-name="P65"/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4">5</text:span>-2017</text:p>
      <text:p text:style-name="P12"/>
      <text:list xml:id="list6950429959328786253" text:style-name="L14">
        <text:list-item>
          <text:p text:style-name="P66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4-09T15:21:09.359196486</dc:date>
    <meta:editing-duration>P1DT4H31M5S</meta:editing-duration>
    <meta:editing-cycles>46</meta:editing-cycles>
    <meta:generator>LibreOffice/5.2.5.1$Linux_X86_64 LibreOffice_project/20m0$Build-1</meta:generator>
    <meta:document-statistic meta:table-count="0" meta:image-count="0" meta:object-count="0" meta:page-count="3" meta:paragraph-count="115" meta:word-count="491" meta:character-count="2607" meta:non-whitespace-character-count="2308"/>
  </office:meta>
</office:document-meta>
</file>